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2F500000600A96F992D.svm"/>
  <manifest:file-entry manifest:media-type="" manifest:full-path="Pictures/2000000700003FC6000013F30CEADD67.svm"/>
  <manifest:file-entry manifest:media-type="" manifest:full-path="Pictures/2000000700002E9E0000036A386B3C5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est manipulation</text:p>
      <text:p text:style-name="P1"/>
      <text:p text:style-name="P3">EXPLICATION</text:p>
      <text:p text:style-name="P1"/>
      <text:p text:style-name="P1">Comme relevé en phase d'énumération, on remarque dans le footer que le "copyright" est un lien avec une URL un peu étrange (<text:span text:style-name="T1">?page=&lt;SHA256 TAMERE&gt;</text:span>).</text:p>
      <text:p text:style-name="P1"/>
      <text:p text:style-name="P1">Finalement, ce hash n'était pas d'une très grande utilité. Cependant, lorsqu'on examine le code source de la page, on remarque deux commentaires HTML intéressants :</text:p>
      <text:p text:style-name="P1"/>
      <text:p text:style-name="P1"><draw:frame draw:style-name="fr1" draw:name="images1" text:anchor-type="paragraph" svg:width="13.046cm" svg:height="1.536cm" draw:z-index="0"><draw:image xlink:href="Pictures/20000007000032F500000600A96F992D.svm" xlink:type="simple" xlink:show="embed" xlink:actuate="onLoad"/></draw:frame></text:p>
      <text:p text:style-name="P1"/>
      <text:p text:style-name="P1"><draw:frame draw:style-name="fr1" draw:name="images2" text:anchor-type="paragraph" svg:width="11.934cm" svg:height="0.873cm" draw:z-index="1"><draw:image xlink:href="Pictures/2000000700002E9E0000036A386B3C50.svm" xlink:type="simple" xlink:show="embed" xlink:actuate="onLoad"/></draw:frame></text:p>
      <text:p text:style-name="P1">Le premier fait référence au header <text:span text:style-name="T2">Referer </text:span><text:span text:style-name="T3">de la requête ; le second, au header </text:span><text:span text:style-name="T2">User-Agent</text:span><text:span text:style-name="T3">. On les manipule pour qu'ils aient la valeur désirée en interceptant la requête avec Burp :</text:span></text:p>
      <text:p text:style-name="P1"><text:span text:style-name="T3"/></text:p>
      <text:p text:style-name="P1"><draw:frame draw:style-name="fr1" draw:name="images3" text:anchor-type="paragraph" svg:width="16.327cm" svg:height="5.106cm" draw:z-index="2"><draw:image xlink:href="Pictures/2000000700003FC6000013F30CEADD67.svm" xlink:type="simple" xlink:show="embed" xlink:actuate="onLoad"/></draw:frame><text:span text:style-name="T3"/></text:p>
      <text:p text:style-name="P1">La page renvoyée nous permet de récupérer un <text:span text:style-name="T2">flag</text:span><text:span text:style-name="T3">.</text:span></text:p>
      <text:p text:style-name="P1"><text:span text:style-name="T3"/></text:p>
      <text:p text:style-name="P1"><text:span text:style-name="T3"/></text:p>
      <text:p text:style-name="P3"><text:span text:style-name="T3">RESSOURCES</text:span></text:p>
      <text:p text:style-name="P1"/>
      <text:p text:style-name="P1">Un script python permet l'envoi de la requête modifiée et affiche la page contenant le flag.</text:p>
      <text:p text:style-name="P1"/>
      <text:p text:style-name="P1"/>
      <text:p text:style-name="P1"/>
      <text:p text:style-name="P3">MITIGATION</text:p>
      <text:p text:style-name="P1"/>
      <text:p text:style-name="P1">&gt; Ne pas faire confiance aux headers transmis avec les requêtes HTTP pour des opérations sensibles / du contrôle d'accès, ils pourront toujours être spoofés par l'utilisateur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4S</meta:editing-duration>
    <meta:editing-cycles>3</meta:editing-cycles>
    <meta:generator>OpenOffice/4.1.5$Win32 OpenOffice.org_project/415m1$Build-9789</meta:generator>
    <dc:date>2021-11-03T11:50:56.74</dc:date>
    <meta:document-statistic meta:table-count="0" meta:image-count="3" meta:object-count="0" meta:page-count="1" meta:paragraph-count="10" meta:word-count="138" meta:character-count="862"/>
    <meta:user-defined meta:name="Info 1"/>
    <meta:user-defined meta:name="Info 2"/>
    <meta:user-defined meta:name="Info 3"/>
    <meta:user-defined meta:name="Info 4"/>
  </office:meta>
</office:document-meta>
</file>